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5cm"/>
    </style:style>
    <style:style style:name="gr2" style:family="graphic" style:parent-style-name="standard">
      <style:graphic-properties draw:stroke="none" svg:stroke-color="#000000" draw:fill="none" draw:fill-color="#ffffff" fo:min-height="5.55cm"/>
    </style:style>
    <style:style style:name="gr3" style:family="graphic" style:parent-style-name="standard">
      <style:graphic-properties draw:stroke="none" svg:stroke-color="#000000" draw:fill="none" draw:fill-color="#ffffff" fo:min-height="6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1.85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2.85cm" fo:min-width="3.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6cm" svg:height="3.6cm" svg:x="2.1cm" svg:y="2.8cm">
          <draw:text-box>
            <text:p>Cargo</text:p>
            <text:p>Capacité 367 m³ </text:p>
          </draw:text-box>
        </draw:frame>
        <draw:frame draw:style-name="gr1" draw:text-style-name="P1" draw:layer="layout" svg:width="5.6cm" svg:height="3.6cm" svg:x="8.9cm" svg:y="2.8cm">
          <draw:text-box>
            <text:p>léger</text:p>
            <text:p>Capacité 108 m³ </text:p>
          </draw:text-box>
        </draw:frame>
        <draw:frame draw:style-name="gr2" draw:text-style-name="P1" draw:layer="layout" svg:width="5.9cm" svg:height="5.8cm" svg:x="4.3cm" svg:y="7.9cm">
          <draw:text-box>
            <text:p>Matières :</text:p>
            <text:p>- </text:p>
          </draw:text-box>
        </draw:frame>
        <draw:frame draw:style-name="gr3" draw:text-style-name="P1" draw:layer="layout" svg:width="9.8cm" svg:height="6.65cm" svg:x="1.9cm" svg:y="12.7cm">
          <draw:text-box>
            <text:p>Centres de paires:</text:p>
            <text:p>1003 m³ papier</text:p>
            <text:p>857 m³ verre</text:p>
            <text:p>3456 m³ plastock</text:p>
            <text:p>457 m³ feraille</text:p>
            <text:p>639 m³ terre</text:p>
            <text:p/>
            <text:p/>
            <text:p/>
          </draw:text-box>
        </draw:frame>
        <draw:frame draw:style-name="gr3" draw:text-style-name="P1" draw:layer="layout" svg:width="9.8cm" svg:height="6.65cm" svg:x="1.5cm" svg:y="18.45cm">
          <draw:text-box>
            <text:p>Centres de tri impaires:</text:p>
            <text:p>3067 m³ papier</text:p>
            <text:p>2456 m³ verre</text:p>
            <text:p>561 m³ plastock</text:p>
            <text:p>2658 m³ feraille</text:p>
            <text:p>8234 m³ terre</text:p>
            <text:p/>
            <text:p/>
            <text:p/>
          </draw:text-box>
        </draw:frame>
      </draw:page>
      <draw:page draw:name="page2" draw:style-name="dp1" draw:master-page-name="Standard">
        <draw:polyline draw:style-name="gr4" draw:text-style-name="P2" draw:layer="layout" svg:width="2.799cm" svg:height="2.099cm" svg:x="2.7cm" svg:y="3.5cm" svg:viewBox="0 0 2800 2100" draw:points="0,0 2800,0 2800,2100 100,2100 100,200 0,300">
          <text:p/>
        </draw:polyline>
        <draw:polyline draw:style-name="gr4" draw:text-style-name="P2" draw:layer="layout" svg:width="2.799cm" svg:height="2.099cm" svg:x="6.9cm" svg:y="3.5cm" svg:viewBox="0 0 2800 2100" draw:points="0,0 2800,0 2800,2100 100,2100 100,200 0,300">
          <text:p/>
        </draw:polyline>
        <draw:polyline draw:style-name="gr4" draw:text-style-name="P2" draw:layer="layout" svg:width="2.799cm" svg:height="2.099cm" svg:x="11.5cm" svg:y="3.5cm" svg:viewBox="0 0 2800 2100" draw:points="0,0 2800,0 2800,2100 100,2100 100,200 0,300">
          <text:p/>
        </draw:polyline>
        <draw:polyline draw:style-name="gr4" draw:text-style-name="P2" draw:layer="layout" svg:width="2.799cm" svg:height="2.099cm" svg:x="16cm" svg:y="3.5cm" svg:viewBox="0 0 2800 2100" draw:points="0,0 2800,0 2800,2100 100,2100 100,200 0,300">
          <text:p/>
        </draw:polyline>
        <draw:line draw:style-name="gr4" draw:text-style-name="P2" draw:layer="layout" svg:x1="3.3cm" svg:y1="3.9cm" svg:x2="3.3cm" svg:y2="5.1cm">
          <text:p/>
        </draw:line>
        <draw:line draw:style-name="gr4" draw:text-style-name="P2" draw:layer="layout" svg:x1="3.7cm" svg:y1="4cm" svg:x2="3.7cm" svg:y2="5.2cm">
          <text:p/>
        </draw:line>
        <draw:line draw:style-name="gr4" draw:text-style-name="P2" draw:layer="layout" svg:x1="4.2cm" svg:y1="3.9cm" svg:x2="4.2cm" svg:y2="5.1cm">
          <text:p/>
        </draw:line>
        <draw:line draw:style-name="gr4" draw:text-style-name="P2" draw:layer="layout" svg:x1="4.7cm" svg:y1="3.9cm" svg:x2="4.7cm" svg:y2="5.1cm">
          <text:p/>
        </draw:line>
        <draw:line draw:style-name="gr4" draw:text-style-name="P2" draw:layer="layout" svg:x1="5.1cm" svg:y1="3.9cm" svg:x2="5.1cm" svg:y2="5.1cm">
          <text:p/>
        </draw:line>
        <draw:frame draw:style-name="gr5" draw:text-style-name="P1" draw:layer="layout" svg:width="9.4cm" svg:height="12.1cm" svg:x="2.4cm" svg:y="9.3cm">
          <draw:text-box>
            <text:p>CcentreTri</text:p>
            <text:p><text:s text:c="2"/>- capVerre</text:p>
            <text:p><text:s/>- cap papier</text:p>
            <text:p/>
            <text:p>-qte verre </text:p>
            <text:p>-qte papier</text:p>
            <text:p/>
            <text:p>+(if qte&gt;cap)</text:p>
            <text:p>{ vidage() ;</text:p>
            <text:p>}</text:p>
            <text:p><text:tab/></text:p>
            <text:p/>
            <text:p>+vidage</text:p>
            <text:p><text:s/></text:p>
          </draw:text-box>
        </draw:frame>
        <draw:path draw:style-name="gr4" draw:text-style-name="P2" draw:layer="layout" svg:width="1.371cm" svg:height="0.077cm" draw:transform="rotate (-1.81409522452291) translate (7.046cm 5.4cm)" svg:viewBox="0 0 1372 78" svg:d="M0 0c376 25 754 19 1128 78l244-26">
          <text:p/>
        </draw:path>
      </draw:page>
      <draw:page draw:name="page3" draw:style-name="dp1" draw:master-page-name="Standard">
        <draw:custom-shape draw:style-name="gr6" draw:text-style-name="P4" draw:layer="layout" svg:width="4.2cm" svg:height="3.1cm" svg:x="15.1cm" svg:y="7.3cm">
          <text:p text:style-name="P3">CImpai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1.3cm" svg:y="22.9cm">
          <text:p text:style-name="P3">CCargo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6.9cm" svg:y="22.8cm">
          <text:p text:style-name="P3">CLeger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8.3cm" svg:y="1.9cm">
          <text:p text:style-name="P3">CcentreTri</text:p>
          <text:p text:style-name="P3">-CapTerre</text:p>
          <text:p text:style-name="P3">-Capverr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2.1cm" svg:y="7.1cm">
          <text:p text:style-name="P3">CPai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4.1cm" svg:y="18.4cm">
          <text:p text:style-name="P3">CVaisseau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1.3cm" svg:y="1.7cm">
          <text:p text:style-name="P3">CFileArriv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15.2cm" svg:y="1.7cm">
          <text:p text:style-name="P3">CFileDepart</text:p>
          <text:p text:style-name="P3"/>
          <text:p text:style-name="P3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4.2cm" svg:height="3.1cm" svg:x="8.7cm" svg:y="7.2cm">
          <text:p text:style-name="P3">CPile</text:p>
          <text:p text:style-name="P3">-type</text:p>
          <text:p text:style-name="P3">-tailleBloc</text:p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13cm" svg:y="13.2cm">
          <text:p text:style-name="P3">Main()</text:p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13cm" svg:y="18.3cm">
          <text:p text:style-name="P3">Caffichag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3.1cm" svg:x="3.5cm" svg:y="13.2cm">
          <text:p text:style-name="P3">Csimulation</text:p>
          <text:p text:style-name="P3">ChoixTailleSim()</text:p>
          <text:p text:style-name="P3">CréerCentreTri&amp;pilesAssociees() </text:p>
          <text:p text:style-name="P3">CréationVaisseau() </text:p>
          <text:p text:style-name="P3">RemplirVaisseauxAleatiore() </text:p>
          <text:p text:style-name="P3">ViderVaisseaux()</text:p>
          <text:p text:style-name="P3">RemplirVaisseauCentreTriPlein()</text:p>
          <text:p text:style-name="P3">TestConditionCentrePlein()</text:p>
          <text:p text:style-name="P3">testConditionDeFin()</text:p>
          <text:p text:style-name="P3">PasserProchainCentre()</text:p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08:29:38.190000000</meta:creation-date>
    <dc:date>2016-11-25T10:06:17.746000000</dc:date>
    <meta:editing-duration>PT13M23S</meta:editing-duration>
    <meta:editing-cycles>2</meta:editing-cycles>
    <meta:generator>LibreOffice/5.2.3.3$Windows_x86 LibreOffice_project/d54a8868f08a7b39642414cf2c8ef2f228f780cf</meta:generator>
    <meta:document-statistic meta:object-count="28"/>
  </office:meta>
</office:document-meta>
</file>